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82b6" officeooo:paragraph-rsid="001582b6" style:font-weight-asian="bold" style:font-weight-complex="bold"/>
    </style:style>
    <style:style style:name="P2" style:family="paragraph" style:parent-style-name="Standard">
      <style:text-properties fo:font-weight="bold" officeooo:rsid="00187e6b" officeooo:paragraph-rsid="00187e6b" style:font-weight-asian="bold" style:font-weight-complex="bold"/>
    </style:style>
    <style:style style:name="P3" style:family="paragraph" style:parent-style-name="Standard">
      <style:text-properties fo:font-weight="bold" officeooo:rsid="001f4f6b" officeooo:paragraph-rsid="001f4f6b" style:font-weight-asian="bold" style:font-weight-complex="bold"/>
    </style:style>
    <style:style style:name="P4" style:family="paragraph" style:parent-style-name="Standard">
      <style:text-properties fo:font-weight="normal" officeooo:rsid="001582b6" officeooo:paragraph-rsid="001582b6" style:font-weight-asian="normal" style:font-weight-complex="normal"/>
    </style:style>
    <style:style style:name="P5" style:family="paragraph" style:parent-style-name="Standard">
      <style:text-properties fo:font-weight="normal" officeooo:rsid="00187e6b" officeooo:paragraph-rsid="00187e6b" style:font-weight-asian="normal" style:font-weight-complex="normal"/>
    </style:style>
    <style:style style:name="P6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582b6" officeooo:paragraph-rsid="001582b6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c035"/>
    </style:style>
    <style:style style:name="T3" style:family="text">
      <style:text-properties style:text-underline-style="solid" style:text-underline-width="auto" style:text-underline-color="font-color" officeooo:rsid="00187e6b"/>
    </style:style>
    <style:style style:name="T4" style:family="text">
      <style:text-properties style:text-underline-style="solid" style:text-underline-width="auto" style:text-underline-color="font-color" officeooo:rsid="001a501e"/>
    </style:style>
    <style:style style:name="T5" style:family="text">
      <style:text-properties style:text-underline-style="solid" style:text-underline-width="auto" style:text-underline-color="font-color" officeooo:rsid="001c69d5"/>
    </style:style>
    <style:style style:name="T6" style:family="text">
      <style:text-properties officeooo:rsid="0016c035"/>
    </style:style>
    <style:style style:name="T7" style:family="text">
      <style:text-properties officeooo:rsid="00187e6b"/>
    </style:style>
    <style:style style:name="T8" style:family="text">
      <style:text-properties officeooo:rsid="001a501e"/>
    </style:style>
    <style:style style:name="T9" style:family="text">
      <style:text-properties style:text-underline-style="none" officeooo:rsid="0016c035"/>
    </style:style>
    <style:style style:name="T10" style:family="text">
      <style:text-properties style:text-underline-style="none" officeooo:rsid="001c69d5"/>
    </style:style>
    <style:style style:name="T11" style:family="text">
      <style:text-properties officeooo:rsid="002209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trôle sur natures grammaticales et fonctions</text:p>
      <text:p text:style-name="P3"/>
      <text:p text:style-name="P1">(1) Donner la nature grammaticale des neuf mots soulignés : (<text:tab/><text:tab/>/ 9 points)</text:p>
      <text:p text:style-name="P1"><text:tab/><text:span text:style-name="T11">Je vous demande de ne pas utiliser d’abréviations.</text:span></text:p>
      <text:p text:style-name="P4"/>
      <text:p text:style-name="P4"><text:tab/><text:span text:style-name="T1">Hier</text:span>, <text:span text:style-name="T1">j</text:span>’<text:span text:style-name="T1">ai vu</text:span> <text:span text:style-name="T1">cet</text:span> <text:span text:style-name="T1">homme</text:span> parler <text:span text:style-name="T1">avec</text:span> <text:span text:style-name="T1">Lionel</text:span> <text:span text:style-name="T1">quand</text:span> les invités étaient encore <text:span text:style-name="T1">là</text:span>.</text:p>
      <text:p text:style-name="P4"/>
      <text:p text:style-name="P4"><text:tab/>Hier<text:tab/><text:tab/>:</text:p>
      <text:p text:style-name="P4"/>
      <text:p text:style-name="P4"><text:tab/>j’ <text:tab/><text:tab/>:</text:p>
      <text:p text:style-name="P4"/>
      <text:p text:style-name="P4"><text:tab/>ai vu<text:tab/><text:tab/>:</text:p>
      <text:p text:style-name="P4"/>
      <text:p text:style-name="P4"><text:tab/>cet<text:tab/><text:tab/>:</text:p>
      <text:p text:style-name="P4"/>
      <text:p text:style-name="P4"><text:tab/>homme <text:tab/>:</text:p>
      <text:p text:style-name="P4"/>
      <text:p text:style-name="P4"><text:tab/>avec <text:tab/><text:tab/>:</text:p>
      <text:p text:style-name="P4"/>
      <text:p text:style-name="P4"><text:tab/>Lionel<text:tab/><text:tab/>:</text:p>
      <text:p text:style-name="P4"/>
      <text:p text:style-name="P4"><text:tab/>quand <text:tab/><text:tab/>:</text:p>
      <text:p text:style-name="P4"/>
      <text:p text:style-name="P4"><text:tab/>là <text:tab/><text:tab/>:</text:p>
      <text:p text:style-name="P4"/>
      <text:p text:style-name="P1">(2) <text:span text:style-name="T6">Donner la fonction des mots soulignés : (<text:tab/>/ 7 points)</text:span></text:p>
      <text:p text:style-name="P4"/>
      <text:p text:style-name="P4"><text:tab/><text:span text:style-name="T2">Nous</text:span><text:span text:style-name="T6"> avons vu </text:span><text:span text:style-name="T2">les voitures</text:span><text:span text:style-name="T9"> </text:span><text:span text:style-name="T10">mais </text:span><text:span text:style-name="T5">eux</text:span><text:span text:style-name="T10"> ne </text:span><text:span text:style-name="T5">les</text:span><text:span text:style-name="T10"> ont pas aperçus à temps.</text:span></text:p>
      <text:p text:style-name="P4"/>
      <text:p text:style-name="P4"/>
      <text:p text:style-name="P4"><text:tab/></text:p>
      <text:p text:style-name="P4"><text:tab/><text:span text:style-name="T3">Aujourd’hui</text:span><text:span text:style-name="T7">, </text:span><text:span text:style-name="T3">il</text:span><text:span text:style-name="T7"> ne se souvient plus </text:span><text:span text:style-name="T3">de ses parents</text:span><text:span text:style-name="T7">.</text:span></text:p>
      <text:p text:style-name="P4"/>
      <text:p text:style-name="P4"/>
      <text:p text:style-name="P4"/>
      <text:p text:style-name="P4"><text:tab/><text:span text:style-name="T8">Ils sont </text:span><text:span text:style-name="T4">trop proches de la route</text:span><text:span text:style-name="T8">.</text:span></text:p>
      <text:p text:style-name="P4"/>
      <text:p text:style-name="P4"/>
      <text:p text:style-name="P4"/>
      <text:p text:style-name="P4"/>
      <text:p text:style-name="P2">(3) Souligner et donner les fonctions dans la phrase suivante :<text:tab/>(/<text:tab/> 4 points)</text:p>
      <text:p text:style-name="P2"/>
      <text:p text:style-name="P2"><text:tab/>RAPPEL : les verbes n’ont pas de fonction</text:p>
      <text:p text:style-name="P2"/>
      <text:p text:style-name="P2"/>
      <text:p text:style-name="P5"><text:tab/>Je leur ai donné du sucre.</text:p>
      <text:p text:style-name="P5"/>
      <text:p text:style-name="P5"/>
      <text:p text:style-name="P5"/>
      <text:p text:style-name="P5"><text:tab/>Réussira-t-il ?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08:06:03.144561178</meta:creation-date>
    <dc:date>2021-02-17T08:27:44.350958147</dc:date>
    <meta:editing-duration>PT21M42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33" meta:character-count="703" meta:non-whitespace-character-count="558"/>
  </office:meta>
</office:document-meta>
</file>